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250000023A5F21DBBF.png" manifest:media-type="image/png"/>
  <manifest:file-entry manifest:full-path="Pictures/100002010000002F000000211186831F.png" manifest:media-type="image/png"/>
  <manifest:file-entry manifest:full-path="Pictures/10008287000004DA0000036B14F65E72.svg" manifest:media-type="image/svg+xml"/>
  <manifest:file-entry manifest:full-path="Pictures/100002010000007600000076AE542404.png" manifest:media-type="image/png"/>
  <manifest:file-entry manifest:full-path="Pictures/100033F400000C3D00000C3D536A66A1.svg" manifest:media-type="image/svg+xml"/>
  <manifest:file-entry manifest:full-path="Pictures/100000000000028F00000196E98D1CEB.jpg" manifest:media-type="image/jpeg"/>
  <manifest:file-entry manifest:full-path="Pictures/10000000000002B8000001D2E283FDA3.jpg" manifest:media-type="image/jpeg"/>
  <manifest:file-entry manifest:full-path="Pictures/10000000000001080000011596AFA24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6cm" svg:height="2.728cm" svg:x="2.7cm" svg:y="6.172cm">
          <draw:image xlink:href="Pictures/10000000000001080000011596AFA245.jpg" xlink:type="simple" xlink:show="embed" xlink:actuate="onLoad">
            <text:p/>
          </draw:image>
        </draw:frame>
        <draw:frame draw:style-name="gr1" draw:text-style-name="P1" draw:layer="layout" svg:width="5.377cm" svg:height="3.6cm" svg:x="14.735cm" svg:y="6.1cm">
          <draw:image xlink:href="Pictures/10000000000002B8000001D2E283FDA3.jpg" xlink:type="simple" xlink:show="embed" xlink:actuate="onLoad">
            <text:p/>
          </draw:image>
        </draw:frame>
        <draw:frame draw:style-name="gr1" draw:text-style-name="P1" draw:layer="layout" svg:width="4.625cm" svg:height="2.867cm" svg:x="7.338cm" svg:y="6.633cm">
          <draw:image xlink:href="Pictures/100000000000028F00000196E98D1CEB.jpg" xlink:type="simple" xlink:show="embed" xlink:actuate="onLoad">
            <text:p/>
          </draw:image>
        </draw:frame>
        <draw:frame draw:style-name="gr1" draw:text-style-name="P1" draw:layer="layout" svg:width="3.132cm" svg:height="3.132cm" svg:x="0.4cm" svg:y="1.8cm">
          <draw:image xlink:href="Pictures/100033F400000C3D00000C3D536A66A1.svg" xlink:type="simple" xlink:show="embed" xlink:actuate="onLoad">
            <text:p/>
          </draw:image>
          <draw:image xlink:href="Pictures/100002010000007600000076AE542404.png" xlink:type="simple" xlink:show="embed" xlink:actuate="onLoad"/>
        </draw:frame>
        <draw:frame draw:style-name="gr1" draw:text-style-name="P1" draw:layer="layout" svg:width="3.124cm" svg:height="2.2cm" svg:x="1.276cm" svg:y="3cm">
          <draw:image xlink:href="Pictures/10008287000004DA0000036B14F65E72.svg" xlink:type="simple" xlink:show="embed" xlink:actuate="onLoad">
            <text:p/>
          </draw:image>
          <draw:image xlink:href="Pictures/100002010000002F000000211186831F.png" xlink:type="simple" xlink:show="embed" xlink:actuate="onLoad"/>
        </draw:frame>
        <draw:custom-shape draw:style-name="gr2" draw:text-style-name="P1" draw:layer="layout" svg:width="1.6cm" svg:height="0.727cm" svg:x="5.4cm" svg:y="7.5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2.246cm" svg:height="5.3cm" svg:x="11.3cm" svg:y="13.1cm">
          <draw:image xlink:href="Pictures/10000000000005250000023A5F21DBBF.png" xlink:type="simple" xlink:show="embed" xlink:actuate="onLoad">
            <text:p/>
          </draw:image>
        </draw:frame>
        <draw:custom-shape draw:style-name="gr2" draw:text-style-name="P1" draw:layer="layout" svg:width="2.2cm" svg:height="1cm" draw:transform="rotate (-1.5707963267949) translate (17.923cm 10.1cm)">
          <text:p/>
          <draw:enhanced-geometry svg:viewBox="0 0 21600 21600" draw:text-areas="0 ?f0 ?f5 ?f2" draw:type="right-arrow" draw:modifiers="15682.3262153567 5934.065934065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6cm" svg:height="0.727cm" svg:x="12.3cm" svg:y="7.5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1T21:10:03.910002672</meta:creation-date>
    <dc:date>2016-10-11T22:02:56.292654415</dc:date>
    <meta:editing-duration>PT7M20S</meta:editing-duration>
    <meta:editing-cycles>1</meta:editing-cycles>
    <meta:document-statistic meta:object-count="32"/>
    <meta:generator>LibreOffice/4.2.8.2$Linux_X86_64 LibreOffice_project/420m0$Build-2</meta:generator>
  </office:meta>
</office:document-meta>
</file>